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16.999cm" table:align="margins"/>
    </style:style>
    <style:style style:name="TABLE_5f_01.A" style:display-name="TABLE_01.A" style:family="table-column">
      <style:table-column-properties style:column-width="5.666cm" style:rel-column-width="21845*"/>
    </style:style>
    <style:style style:name="TABLE_5f_01.A1" style:display-name="TABLE_0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01.C1" style:display-name="TABLE_01.C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officeooo:rsid="000bcb7a" officeooo:paragraph-rsid="000bcb7a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Arial1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4" style:family="paragraph" style:parent-style-name="Table_20_Contents">
      <style:paragraph-properties fo:text-align="start" style:justify-single-word="false"/>
      <style:text-properties style:font-name="Arial1" fo:font-size="12pt" officeooo:rsid="000bd2b4" officeooo:paragraph-rsid="000bd2b4" style:font-name-asian="Arial1" style:font-size-asian="12pt" style:font-name-complex="Arial1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officeooo:rsid="000ccec8" officeooo:paragraph-rsid="000ccec8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eld_01: [FIELD_01]</text:p>
      <text:p text:style-name="P2">Field_02: [FIELD_02]</text:p>
      <text:p text:style-name="P1"/>
      <text:p text:style-name="P1"/>
      <table:table table:name="TABLE_01" table:style-name="TABLE_5f_01">
        <table:table-column table:style-name="TABLE_5f_01.A" table:number-columns-repeated="3"/>
        <table:table-row>
          <table:table-cell table:style-name="TABLE_5f_01.A1" office:value-type="string">
            <text:p text:style-name="P4">[COLUMN_01]</text:p>
          </table:table-cell>
          <table:table-cell table:style-name="TABLE_5f_01.A1" office:value-type="string">
            <text:p text:style-name="P4">[COLUMN_02]</text:p>
          </table:table-cell>
          <table:table-cell table:style-name="TABLE_5f_01.C1" office:value-type="string">
            <text:p text:style-name="P4">[COLUMN_03]</text:p>
          </table:table-cell>
        </table:table-row>
      </table:table>
      <text:p text:style-name="P1"/>
      <text:p text:style-name="P1"/>
      <text:section text:style-name="Sect1" text:name="SECTION_01">
        <text:p text:style-name="P6">[S01_FIELD_01]</text:p>
        <text:p text:style-name="P6">[S01_FIELD_02]</text:p>
      </text:section>
      <text:p text:style-name="P1"/>
      <text:p text:style-name="P1"/>
      <text:p text:style-name="P1"/>
      <text:p text:style-name="P3">END_OF_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e" style:family="paragraph" style:parent-style-name="Standard" style:master-page-name="">
      <style:paragraph-properties fo:margin-left="4.5cm" fo:margin-right="0cm" fo:margin-top="0cm" fo:margin-bottom="0.199cm" style:contextual-spacing="false" fo:text-align="justify" style:justify-single-word="false" fo:text-indent="0cm" style:auto-text-indent="false" style:page-number="auto"/>
      <style:text-properties fo:font-size="9pt" fo:language="zxx" fo:country="none"/>
    </style:style>
    <style:style style:name="bold" style:family="text">
      <style:text-properties fo:font-weight="bold"/>
    </style:style>
    <style:style style:name="italic" style:family="text">
      <style:text-properties fo:font-style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4-07-31T18:11:16.855419000</dc:date>
    <meta:editing-duration>P1DT1H36M15S</meta:editing-duration>
    <meta:editing-cycles>45</meta:editing-cycles>
    <meta:generator>LibreOffice/4.1.3.2$MacOSX_x86 LibreOffice_project/70feb7d99726f064edab4605a8ab840c50ec57a</meta:generator>
    <dc:creator>Sandro Duarte</dc:creator>
    <meta:document-statistic meta:table-count="1" meta:image-count="0" meta:object-count="0" meta:page-count="1" meta:paragraph-count="8" meta:word-count="10" meta:character-count="116" meta:non-whitespace-character-count="114"/>
  </office:meta>
</office:document-meta>
</file>